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style:font-name="Open Sans" style:font-size-asian="10.5pt"/>
    </style:style>
    <style:style style:name="P2" style:family="paragraph" style:parent-style-name="Text_20_body">
      <style:text-properties style:font-name="Open Sans" officeooo:rsid="001c6bf8" officeooo:paragraph-rsid="001c6bf8" style:font-size-asian="10.5pt"/>
    </style:style>
    <style:style style:name="P3" style:family="paragraph" style:parent-style-name="Text_20_body">
      <style:text-properties style:font-name="Open Sans" officeooo:rsid="001c6bf8" officeooo:paragraph-rsid="001fe628" style:font-size-asian="10.5pt"/>
    </style:style>
    <style:style style:name="P4" style:family="paragraph" style:parent-style-name="Text_20_body">
      <style:text-properties style:font-name="Open Sans" officeooo:paragraph-rsid="001c6bf8" style:font-size-asian="10.5pt"/>
    </style:style>
    <style:style style:name="P5" style:family="paragraph" style:parent-style-name="Text_20_body">
      <style:text-properties style:font-name="Open Sans" officeooo:paragraph-rsid="001fe628" style:font-size-asian="10.5pt"/>
    </style:style>
    <style:style style:name="P6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Open Sans" fo:font-size="12pt" fo:font-style="normal" style:text-underline-style="none" fo:font-weight="bold" officeooo:rsid="001c6bf8" officeooo:paragraph-rsid="001c6bf8" style:text-blinking="false" fo:background-color="transparent" style:font-size-asian="10.5pt"/>
    </style:style>
    <style:style style:name="P7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Open Sans" fo:font-size="12pt" fo:font-style="normal" style:text-underline-style="none" fo:font-weight="bold" style:text-blinking="false" fo:background-color="transparent" style:font-size-asian="10.5pt"/>
    </style:style>
    <style:style style:name="P8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Open Sans" fo:font-size="12pt" fo:font-style="normal" style:text-underline-style="none" fo:font-weight="bold" officeooo:paragraph-rsid="001fe628" style:text-blinking="false" fo:background-color="transparent" style:font-size-asian="10.5pt"/>
    </style:style>
    <style:style style:name="P9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Open Sans" fo:font-size="12pt" fo:font-style="normal" style:text-underline-style="none" fo:font-weight="bold" officeooo:rsid="00230a53" officeooo:paragraph-rsid="00230a53" style:text-blinking="false" fo:background-color="transparent" style:font-size-asian="10.5pt"/>
    </style:style>
    <style:style style:name="P10" style:family="paragraph" style:parent-style-name="Text_20_body">
      <style:paragraph-properties fo:margin-top="0in" fo:margin-bottom="0in" loext:contextual-spacing="false" fo:line-height="138%" style:writing-mode="lr-tb"/>
      <style:text-properties style:font-name="Open Sans" style:font-size-asian="10.5pt"/>
    </style:style>
    <style:style style:name="P11" style:family="paragraph" style:parent-style-name="Text_20_body">
      <style:paragraph-properties fo:margin-top="0in" fo:margin-bottom="0in" loext:contextual-spacing="false" fo:line-height="138%" style:writing-mode="lr-tb"/>
      <style:text-properties style:font-name="Open Sans" officeooo:paragraph-rsid="001fe628" style:font-size-asian="10.5pt"/>
    </style:style>
    <style:style style:name="P12" style:family="paragraph" style:parent-style-name="Text_20_body">
      <style:paragraph-properties fo:margin-top="0in" fo:margin-bottom="0in" loext:contextual-spacing="false" fo:line-height="200%" style:writing-mode="lr-tb"/>
      <style:text-properties style:font-name="Open Sans" style:font-size-asian="10.5pt"/>
    </style:style>
    <style:style style:name="P13" style:family="paragraph" style:parent-style-name="Text_20_body">
      <style:paragraph-properties fo:margin-top="0in" fo:margin-bottom="0in" loext:contextual-spacing="false" fo:line-height="138%" fo:text-align="center" style:justify-single-word="false" fo:break-before="page" style:writing-mode="lr-tb"/>
      <style:text-properties fo:font-variant="normal" fo:text-transform="none" fo:color="#000000" style:text-line-through-style="none" style:text-line-through-type="none" style:font-name="Open Sans" fo:font-size="12pt" fo:font-style="normal" style:text-underline-style="none" fo:font-weight="bold" officeooo:rsid="001c6bf8" officeooo:paragraph-rsid="001fe628" style:text-blinking="false" fo:background-color="transparent" style:font-size-asian="10.5pt"/>
    </style:style>
    <style:style style:name="P14" style:family="paragraph" style:parent-style-name="Text_20_body">
      <style:text-properties style:font-name="Open Sans" officeooo:rsid="001c6bf8" officeooo:paragraph-rsid="001c6bf8" style:font-size-asian="10.5pt"/>
    </style:style>
    <style:style style:name="P15" style:family="paragraph" style:parent-style-name="Text_20_body">
      <style:text-properties style:font-name="Open Sans" officeooo:rsid="001c6bf8" officeooo:paragraph-rsid="001fe628" style:font-size-asian="10.5pt"/>
    </style:style>
    <style:style style:name="P16" style:family="paragraph" style:parent-style-name="Text_20_body">
      <style:text-properties style:font-name="Open Sans" officeooo:rsid="002e4e87" officeooo:paragraph-rsid="002e4e87" style:font-size-asian="10.5pt"/>
    </style:style>
    <style:style style:name="P17" style:family="paragraph" style:parent-style-name="Text_20_body">
      <style:text-properties style:font-name="Open Sans" officeooo:rsid="002f2ef3" officeooo:paragraph-rsid="002f2ef3" style:font-size-asian="10.5pt"/>
    </style:style>
    <style:style style:name="P18" style:family="paragraph" style:parent-style-name="Text_20_body">
      <style:paragraph-properties fo:margin-top="0in" fo:margin-bottom="0in" loext:contextual-spacing="false" fo:line-height="200%" style:writing-mode="lr-tb"/>
      <style:text-properties style:font-name="Open Sans" officeooo:paragraph-rsid="002f2ef3" style:font-size-asian="10.5pt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officeooo:rsid="001c6bf8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officeooo:rsid="002e4e87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01c6bf8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01e2542" style:text-blinking="false" fo:background-color="transparent" loext:char-shading-value="0" style:font-weight-asian="bold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021d50a" style:text-blinking="false" fo:background-color="transparent" loext:char-shading-value="0" style:font-weight-asian="bold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024eb2c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1c6bf8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1c6bf8" style:text-blinking="false" fo:background-color="transparent" loext:char-shading-value="0" style:font-weight-asian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1fe628" style:text-blinking="false" fo:background-color="transparent" loext:char-shading-value="0" style:font-weight-asian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1fe628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24eb2c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2e4e87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fo:font-size="12pt" fo:font-style="normal" style:text-underline-style="solid" style:text-underline-width="auto" style:text-underline-color="font-color" fo:font-weight="bold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fo:font-size="12pt" fo:font-style="normal" style:text-underline-style="solid" style:text-underline-width="auto" style:text-underline-color="font-color" fo:font-weight="bold" officeooo:rsid="001fe628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fo:font-size="12pt" fo:font-style="normal" style:text-underline-style="solid" style:text-underline-width="auto" style:text-underline-color="font-color" fo:font-weight="bold" officeooo:rsid="002e4e87" style:text-blinking="false" fo:background-color="transparent" loext:char-shading-value="0"/>
    </style:style>
    <style:style style:name="T21" style:family="text">
      <style:text-properties fo:font-variant="normal" fo:text-transform="none" fo:color="#000000" fo:font-size="12pt" fo:font-style="normal" style:text-underline-style="solid" style:text-underline-width="auto" style:text-underline-color="font-color" fo:font-weight="bold" fo:background-color="transparent" loext:char-shading-value="0"/>
    </style:style>
    <style:style style:name="T22" style:family="text">
      <style:text-properties fo:font-variant="normal" fo:text-transform="none" fo:color="#000000" fo:font-size="12pt" fo:font-style="normal" style:text-underline-style="solid" style:text-underline-width="auto" style:text-underline-color="font-color" fo:font-weight="bold" officeooo:rsid="001c6bf8" fo:background-color="transparent" loext:char-shading-value="0"/>
    </style:style>
    <style:style style:name="T23" style:family="text">
      <style:text-properties fo:font-variant="normal" fo:text-transform="none" fo:color="#000000" fo:font-size="12pt" fo:font-style="normal" style:text-underline-style="solid" style:text-underline-width="auto" style:text-underline-color="font-color" fo:font-weight="bold" officeooo:rsid="001fe628" fo:background-color="transparent" loext:char-shading-value="0"/>
    </style:style>
    <style:style style:name="T24" style:family="text">
      <style:text-properties fo:font-variant="normal" fo:text-transform="none" fo:color="#000000" fo:font-size="12pt" fo:font-style="normal" style:text-underline-style="solid" style:text-underline-width="auto" style:text-underline-color="font-color" fo:font-weight="bold" officeooo:rsid="0021d50a" fo:background-color="transparent" loext:char-shading-value="0"/>
    </style:style>
    <style:style style:name="T25" style:family="text">
      <style:text-properties fo:font-variant="normal" fo:text-transform="none" fo:color="#000000" fo:font-size="12pt" fo:font-style="normal" style:text-underline-style="solid" style:text-underline-width="auto" style:text-underline-color="font-color" fo:font-weight="bold" officeooo:rsid="002e4e87" fo:background-color="transparent" loext:char-shading-value="0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1c6bf8" style:font-weight-asian="normal" style:font-weight-complex="normal"/>
    </style:style>
    <style:style style:name="T28" style:family="text">
      <style:text-properties fo:font-weight="normal" officeooo:rsid="001fe628" style:font-weight-asian="normal" style:font-weight-complex="normal"/>
    </style:style>
    <style:style style:name="T29" style:family="text">
      <style:text-properties fo:font-weight="normal" officeooo:rsid="00230a53" style:font-weight-asian="normal" style:font-weight-complex="normal"/>
    </style:style>
    <style:style style:name="T30" style:family="text">
      <style:text-properties fo:font-weight="normal" officeooo:rsid="002d81fe" style:font-weight-asian="normal" style:font-weight-complex="normal"/>
    </style:style>
    <style:style style:name="T31" style:family="text">
      <style:text-properties style:font-weight-asian="bold" style:font-weight-complex="bold"/>
    </style:style>
    <style:style style:name="T32" style:family="text">
      <style:text-properties officeooo:rsid="0024eb2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ENT RECEIPT</text:p>
      <text:p text:style-name="P9"/>
      <text:p text:style-name="P9">Receipt Number: <text:span text:style-name="T26">2016/06/U-15/</text:span><text:span text:style-name="T30">S128</text:span></text:p>
      <text:p text:style-name="P7"><text:bookmark text:name="docs-internal-guid-8758dc33-245a-4f98-c8cc-daeee2010ca3"/><text:span text:style-name="T31">Date:</text:span> <text:span text:style-name="T27">01</text:span><text:span text:style-name="T26"> </text:span><text:span text:style-name="T29">June</text:span><text:span text:style-name="T26">, 201</text:span><text:span text:style-name="T27">6</text:span></text:p>
      <text:p text:style-name="P1"/>
      <text:p text:style-name="P10"><text:span text:style-name="T4">Place: </text:span><text:span text:style-name="T16">New Delhi</text:span></text:p>
      <text:p text:style-name="P1"/>
      <text:p text:style-name="P12"><text:span text:style-name="T10">Received sum of </text:span><text:span text:style-name="T21">Rs. </text:span><text:span text:style-name="T25">10,7</text:span><text:span text:style-name="T22">00</text:span><text:span text:style-name="T1"> </text:span><text:span text:style-name="T10">/- (Rupees </text:span><text:span text:style-name="T17">ten</text:span><text:span text:style-name="T10"> thousand </text:span><text:span text:style-name="T17">seven</text:span><text:span text:style-name="T11"> hundreds</text:span><text:span text:style-name="T10"> only) from </text:span><text:span text:style-name="T7">Mr</text:span><text:span text:style-name="T4">. </text:span><text:span text:style-name="T9">John Doe</text:span><text:span text:style-name="T10">. towards rent for the period of </text:span><text:span text:style-name="T8">one</text:span><text:span text:style-name="T6"> </text:span><text:span text:style-name="T4">month </text:span><text:span text:style-name="T12">(</text:span><text:span text:style-name="T13">June</text:span><text:span text:style-name="T12">, 201</text:span><text:span text:style-name="T13">6</text:span><text:span text:style-name="T12">)</text:span><text:span text:style-name="T1"> <text:s/></text:span><text:span text:style-name="T2">at the rate of Rs. </text:span><text:span text:style-name="T3">10,700</text:span><text:span text:style-name="T2">/- per month </text:span><text:span text:style-name="T10">for the premises with address as follows:</text:span></text:p>
      <text:p text:style-name="P1"/>
      <text:p text:style-name="P2">Apt. S128, U-15</text:p>
      <text:p text:style-name="P2">U-Block, Sector 50,</text:p>
      <text:p text:style-name="P2">New Delhi – 110 030</text:p>
      <text:p text:style-name="P4"/>
      <text:p text:style-name="P2">For <text:span text:style-name="T32">Alice</text:span> Properties:</text:p>
      <text:p text:style-name="P2"/>
      <text:p text:style-name="P17">[stamp here]</text:p>
      <text:p text:style-name="P2"/>
      <text:p text:style-name="P2">Alice Richman,</text:p>
      <text:p text:style-name="P16">PAN: ABCPR1234C</text:p>
      <text:p text:style-name="P2">U-Block, New Delhi – 110 030</text:p>
      <text:p text:style-name="P13">RENT RECEIPT</text:p>
      <text:p text:style-name="P8"/>
      <text:p text:style-name="P9">Receipt Number: <text:span text:style-name="T26">2016/07/U-15/</text:span><text:span text:style-name="T30">S128</text:span></text:p>
      <text:p text:style-name="P8"><text:bookmark text:name="docs-internal-guid-8758dc33-245a-4f98-c8cc-daeee2010ca31"/><text:span text:style-name="T31">Date:</text:span> <text:span text:style-name="T27">01</text:span><text:span text:style-name="T26"> </text:span><text:span text:style-name="T28">July</text:span><text:span text:style-name="T26">, 201</text:span><text:span text:style-name="T27">6</text:span></text:p>
      <text:p text:style-name="P5"/>
      <text:p text:style-name="P11"><text:span text:style-name="T4">Place: </text:span><text:span text:style-name="T11">New Delhi</text:span></text:p>
      <text:p text:style-name="P5"/>
      <text:p text:style-name="P18"><text:span text:style-name="T10">Received sum of </text:span><text:span text:style-name="T21">Rs. </text:span><text:span text:style-name="T25">32,100</text:span><text:span text:style-name="T1"> </text:span><text:span text:style-name="T10">/- (Rupees </text:span><text:span text:style-name="T17">thirty two</text:span><text:span text:style-name="T15"> thousand </text:span><text:span text:style-name="T17">one</text:span><text:span text:style-name="T11"> hundred</text:span><text:span text:style-name="T10"> only) from </text:span></text:p>
      <text:p text:style-name="P18"><text:span text:style-name="T7">Mr</text:span><text:span text:style-name="T4">. </text:span><text:span text:style-name="T9">John Doe</text:span><text:span text:style-name="T10">. towards rent for the period of </text:span><text:span text:style-name="T8">three</text:span><text:span text:style-name="T6"> </text:span><text:span text:style-name="T4">month</text:span><text:span text:style-name="T5">s</text:span><text:span text:style-name="T4"> </text:span><text:span text:style-name="T12">(</text:span><text:span text:style-name="T14">July</text:span><text:span text:style-name="T13"> </text:span><text:span text:style-name="T14">through</text:span><text:span text:style-name="T13"> </text:span><text:span text:style-name="T14">September</text:span><text:span text:style-name="T12">, 201</text:span><text:span text:style-name="T13">6</text:span><text:span text:style-name="T12">)</text:span><text:span text:style-name="T1"> <text:s/></text:span><text:span text:style-name="T2">at the rate of Rs. </text:span><text:span text:style-name="T3">10,700</text:span><text:span text:style-name="T2">/- per month </text:span><text:span text:style-name="T10">for the premises with address as follows:</text:span></text:p>
      <text:p text:style-name="P5"/>
      <text:p text:style-name="P3">Apt. S128, U-15</text:p>
      <text:p text:style-name="P3">U-Block, Sector 50,</text:p>
      <text:p text:style-name="P3">New Delhi – 110 030</text:p>
      <text:p text:style-name="P5"/>
      <text:p text:style-name="P3">For <text:span text:style-name="T32">Alice</text:span> Properties:</text:p>
      <text:p text:style-name="P3"/>
      <text:p text:style-name="P17">[stamp here]</text:p>
      <text:p text:style-name="P3"/>
      <text:p text:style-name="P3">Alice Richman,</text:p>
      <text:p text:style-name="P16">PAN: ABCPR1234C</text:p>
      <text:p text:style-name="P3">U-Block, New Delhi – 110 030</text:p>
      <text:p text:style-name="P13">RENT RECEIPT</text:p>
      <text:p text:style-name="P8"/>
      <text:p text:style-name="P9">Receipt Number: <text:span text:style-name="T26">2016/10/U-15/</text:span><text:span text:style-name="T30">S128</text:span></text:p>
      <text:p text:style-name="P8"><text:bookmark text:name="docs-internal-guid-8758dc33-245a-4f98-c8cc-daeee2010ca32"/><text:span text:style-name="T31">Date:</text:span> <text:span text:style-name="T27">01</text:span><text:span text:style-name="T26"> </text:span><text:span text:style-name="T28">October</text:span><text:span text:style-name="T26">, 201</text:span><text:span text:style-name="T27">6</text:span></text:p>
      <text:p text:style-name="P5"/>
      <text:p text:style-name="P11"><text:span text:style-name="T4">Place: </text:span><text:span text:style-name="T11">New Delhi</text:span></text:p>
      <text:p text:style-name="P5"/>
      <text:p text:style-name="P18"><text:span text:style-name="T10">Received sum of </text:span><text:span text:style-name="T18">Rs. </text:span><text:span text:style-name="T20">32,100</text:span><text:span text:style-name="T10"> /- (Rupees </text:span><text:span text:style-name="T17">thirty two</text:span><text:span text:style-name="T15"> thousand </text:span><text:span text:style-name="T17">one</text:span><text:span text:style-name="T11"> hundred</text:span><text:span text:style-name="T10"> only) from </text:span></text:p>
      <text:p text:style-name="P18"><text:span text:style-name="T7">Mr</text:span><text:span text:style-name="T4">. </text:span><text:span text:style-name="T9">John Doe</text:span><text:span text:style-name="T10">. towards rent for the period of </text:span><text:span text:style-name="T8">three</text:span><text:span text:style-name="T6"> </text:span><text:span text:style-name="T4">month</text:span><text:span text:style-name="T5">s</text:span><text:span text:style-name="T4"> </text:span><text:span text:style-name="T12">(</text:span><text:span text:style-name="T14">October</text:span><text:span text:style-name="T13"> </text:span><text:span text:style-name="T14">through</text:span><text:span text:style-name="T13"> </text:span><text:span text:style-name="T14">December</text:span><text:span text:style-name="T12">, 201</text:span><text:span text:style-name="T13">6</text:span><text:span text:style-name="T12">)</text:span><text:span text:style-name="T10"> <text:s/></text:span><text:span text:style-name="T11">at the rate of Rs. </text:span><text:span text:style-name="T17">10,700</text:span><text:span text:style-name="T11">/- per month </text:span><text:span text:style-name="T10">for the premises with address as follows:</text:span></text:p>
      <text:p text:style-name="P5"/>
      <text:p text:style-name="P3">Apt. S128, U-15</text:p>
      <text:p text:style-name="P3">U-Block, Sector 50,</text:p>
      <text:p text:style-name="P3">New Delhi – 110 030</text:p>
      <text:p text:style-name="P5"/>
      <text:p text:style-name="P3">For <text:span text:style-name="T32">Alice</text:span> Properties:</text:p>
      <text:p text:style-name="P3"/>
      <text:p text:style-name="P17">[stamp here]</text:p>
      <text:p text:style-name="P3"/>
      <text:p text:style-name="P3">Alice Richman,</text:p>
      <text:p text:style-name="P16">PAN: ABCPR1234C</text:p>
      <text:p text:style-name="P3">U-Block, New Delhi – 110 030</text:p>
      <text:p text:style-name="P13">RENT RECEIPT</text:p>
      <text:p text:style-name="P9"/>
      <text:p text:style-name="P9">Receipt Number: <text:span text:style-name="T26">2017/01/U-15/</text:span><text:span text:style-name="T30">S128</text:span></text:p>
      <text:p text:style-name="P8"><text:bookmark text:name="docs-internal-guid-8758dc33-245a-4f98-c8cc-daeee2010ca33"/><text:span text:style-name="T31">Date:</text:span> <text:span text:style-name="T27">01</text:span><text:span text:style-name="T26"> </text:span><text:span text:style-name="T28">January</text:span><text:span text:style-name="T26">, 201</text:span><text:span text:style-name="T28">7</text:span></text:p>
      <text:p text:style-name="P5"/>
      <text:p text:style-name="P11"><text:span text:style-name="T4">Place: </text:span><text:span text:style-name="T11">New Delhi</text:span></text:p>
      <text:p text:style-name="P5"/>
      <text:p text:style-name="P18"><text:span text:style-name="T10">Received sum of </text:span><text:span text:style-name="T18">Rs. </text:span><text:span text:style-name="T20">32,100</text:span><text:span text:style-name="T10"> /- (Rupees </text:span><text:span text:style-name="T17">thirty two</text:span><text:span text:style-name="T10"> thousand </text:span><text:span text:style-name="T17">one</text:span><text:span text:style-name="T11"> hundred</text:span><text:span text:style-name="T10"> only) from </text:span></text:p>
      <text:p text:style-name="P18"><text:span text:style-name="T7">Mr</text:span><text:span text:style-name="T4">. </text:span><text:span text:style-name="T9">John Doe</text:span><text:span text:style-name="T10">. towards rent for the period of </text:span><text:span text:style-name="T8">three</text:span><text:span text:style-name="T6"> </text:span><text:span text:style-name="T4">month</text:span><text:span text:style-name="T5">s</text:span><text:span text:style-name="T4"> </text:span><text:span text:style-name="T12">(</text:span><text:span text:style-name="T14">January</text:span><text:span text:style-name="T13"> </text:span><text:span text:style-name="T14">through</text:span><text:span text:style-name="T13"> </text:span><text:span text:style-name="T14">March</text:span><text:span text:style-name="T12">, 201</text:span><text:span text:style-name="T14">7</text:span><text:span text:style-name="T12">)</text:span><text:span text:style-name="T10"> <text:s/></text:span><text:span text:style-name="T11">at the rate of Rs. </text:span><text:span text:style-name="T17">10,7</text:span><text:span text:style-name="T11">00/- per month </text:span><text:span text:style-name="T10">for the premises with address as follows:</text:span></text:p>
      <text:p text:style-name="P5"/>
      <text:p text:style-name="P3">Apt. S128, U-15</text:p>
      <text:p text:style-name="P3">U-Block, Sector 50,</text:p>
      <text:p text:style-name="P3"><text:span text:style-name="T32">New Delhi</text:span> – 110 030</text:p>
      <text:p text:style-name="P5"/>
      <text:p text:style-name="P3">For <text:span text:style-name="T32">Alice</text:span> Properties:</text:p>
      <text:p text:style-name="P3"/>
      <text:p text:style-name="P17">[stamp here]</text:p>
      <text:p text:style-name="P3"/>
      <text:p text:style-name="P3"><text:span text:style-name="T32">Alice Richman</text:span>,</text:p>
      <text:p text:style-name="P16">PAN: ABCPR1234C</text:p>
      <text:p text:style-name="P3">U-Block, <text:span text:style-name="T32">New Delhi</text:span> – 110 03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18:02:43.281605000</meta:creation-date>
    <dc:date>2017-04-02T11:39:11.042930000</dc:date>
    <meta:editing-duration>PT1H49M21S</meta:editing-duration>
    <meta:editing-cycles>15</meta:editing-cycles>
    <meta:generator>LibreOffice/5.3.0.3$MacOSX_X86_64 LibreOffice_project/7074905676c47b82bbcfbea1aeefc84afe1c50e1</meta:generator>
    <meta:document-statistic meta:table-count="0" meta:image-count="0" meta:object-count="0" meta:page-count="4" meta:paragraph-count="55" meta:word-count="317" meta:character-count="1874" meta:non-whitespace-character-count="1597"/>
  </office:meta>
</office:document-meta>
</file>